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92cm" style:rel-column-width="11199*"/>
    </style:style>
    <style:style style:name="Tableau1.B" style:family="table-column">
      <style:table-column-properties style:column-width="9.313cm" style:rel-column-width="23749*"/>
    </style:style>
    <style:style style:name="Tableau1.C" style:family="table-column">
      <style:table-column-properties style:column-width="11.994cm" style:rel-column-width="3058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" officeooo:rsid="001ad361" officeooo:paragraph-rsid="001ad361"/>
    </style:style>
    <style:style style:name="P2" style:family="paragraph" style:parent-style-name="Text_20_body">
      <style:text-properties officeooo:rsid="0020639e" officeooo:paragraph-rsid="0020639e"/>
    </style:style>
    <style:style style:name="P3" style:family="paragraph" style:parent-style-name="Table_20_Contents">
      <style:text-properties style:font-name="DejaVu Sans" officeooo:rsid="001ad361" officeooo:paragraph-rsid="001ad361"/>
    </style:style>
    <style:style style:name="P4" style:family="paragraph" style:parent-style-name="Table_20_Contents">
      <style:text-properties style:font-name="DejaVu Sans" officeooo:rsid="001c8155" officeooo:paragraph-rsid="001c8155"/>
    </style:style>
    <style:style style:name="P5" style:family="paragraph" style:parent-style-name="Table_20_Contents">
      <style:text-properties style:font-name="DejaVu Sans" officeooo:rsid="001d8ede" officeooo:paragraph-rsid="001d8ede"/>
    </style:style>
    <style:style style:name="P6" style:family="paragraph" style:parent-style-name="Table_20_Contents">
      <style:text-properties style:font-name="DejaVu Sans" officeooo:rsid="001e301f" officeooo:paragraph-rsid="001e301f"/>
    </style:style>
    <style:style style:name="P7" style:family="paragraph" style:parent-style-name="Table_20_Contents">
      <style:text-properties style:font-name="DejaVu Sans" officeooo:rsid="00214249" officeooo:paragraph-rsid="00214249"/>
    </style:style>
    <style:style style:name="P8" style:family="paragraph" style:parent-style-name="Table_20_Contents">
      <style:text-properties style:font-name="DejaVu Sans" officeooo:rsid="001c8155" officeooo:paragraph-rsid="001c8155"/>
    </style:style>
    <style:style style:name="P9" style:family="paragraph" style:parent-style-name="Table_20_Contents">
      <style:text-properties style:font-name="DejaVu Sans" officeooo:rsid="001d8ede" officeooo:paragraph-rsid="00214249"/>
    </style:style>
    <style:style style:name="T1" style:family="text">
      <style:text-properties officeooo:rsid="001c8155"/>
    </style:style>
    <style:style style:name="T2" style:family="text">
      <style:text-properties officeooo:rsid="001d8ede"/>
    </style:style>
    <style:style style:name="T3" style:family="text">
      <style:text-properties officeooo:rsid="001e301f"/>
    </style:style>
    <style:style style:name="T4" style:family="text">
      <style:text-properties officeooo:rsid="0021424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1 juillet 2018<text:tab/><text:tab/><text:tab/><text:tab/><text:tab/><text:tab/><text:tab/><text:tab/><text:a xlink:type="simple" xlink:href="http://www.instakilo.com/" text:style-name="Internet_20_link" text:visited-style-name="Visited_20_Internet_20_Link">www.instakilo.com</text:a><text:tab/><text:tab/><text:tab/><text:tab/><text:tab/><text:tab/> <text:s text:c="11"/>USERS STORIE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En tant que…</text:p>
          </table:table-cell>
          <table:table-cell table:style-name="Tableau1.A1" office:value-type="string">
            <text:p text:style-name="P3">Je veux que…</text:p>
          </table:table-cell>
          <table:table-cell table:style-name="Tableau1.C1" office:value-type="string">
            <text:p text:style-name="P3">Afin de...afin que</text:p>
          </table:table-cell>
        </table:table-row>
        <table:table-row>
          <table:table-cell table:style-name="Tableau1.A2" office:value-type="string">
            <text:p text:style-name="P7">user</text:p>
            <text:p text:style-name="P7">user</text:p>
            <text:p text:style-name="P7">user</text:p>
            <text:p text:style-name="P7">user</text:p>
            <text:p text:style-name="P9"><text:span text:style-name="T4">user</text:span></text:p>
            <text:p text:style-name="P7">user</text:p>
            <text:p text:style-name="P5"/>
            <text:p text:style-name="P7">user</text:p>
            <text:p text:style-name="P7">user</text:p>
            <text:p text:style-name="P5"/>
            <text:p text:style-name="P7">user</text:p>
            <text:p text:style-name="P7">user</text:p>
            <text:p text:style-name="P5"/>
            <text:p text:style-name="P7">user</text:p>
          </table:table-cell>
          <table:table-cell table:style-name="Tableau1.A2" office:value-type="string">
            <text:p text:style-name="P3">mon site soit opensource</text:p>
            <text:p text:style-name="P3">mon site soit administrable</text:p>
            <text:p text:style-name="P3"><text:span text:style-name="T1">mon site </text:span>ressemble à Instagram</text:p>
            <text:p text:style-name="P4">mon site soit responsive</text:p>
            <text:p text:style-name="P4">la photo de l’auteur soit ronde</text:p>
            <text:p text:style-name="P4">mon site reste avec des couleurs neutres</text:p>
            <text:p text:style-name="P4"/>
            <text:p text:style-name="P4">on puisse auto-modérer les commentaires</text:p>
            <text:p text:style-name="P4">mon site soit irréprochable au point de vue orthograph<text:span text:style-name="T2">ique</text:span> et lexi<text:span text:style-name="T2">cal</text:span></text:p>
            <text:p text:style-name="P5">l’utilisateur puisse liker chaque photo</text:p>
            <text:p text:style-name="P5">l’utilisateur puisse commenter chaque photo</text:p>
            <text:p text:style-name="P6">puisse télécharger mon contenu photos</text:p>
          </table:table-cell>
          <table:table-cell table:style-name="Tableau1.C2" office:value-type="string">
            <text:p text:style-name="P3">le code source du site soit public</text:p>
            <text:p text:style-name="P3">pouvoir le modifier à ma guise</text:p>
            <text:p text:style-name="P4">récupérer l’identité graphique qui est up to date</text:p>
            <text:p text:style-name="P4">il soit utilisable sur n’importe quel support mobile</text:p>
            <text:p text:style-name="P4">de différencier l’auteur des photos du contenu</text:p>
            <text:p text:style-name="P4">de visuellement valoriser le contenu</text:p>
            <text:p text:style-name="P4"/>
            <text:p text:style-name="P4">de limiter les abus de langage</text:p>
            <text:p text:style-name="P5">de favoriser une bonne réputation</text:p>
            <text:p text:style-name="P5"/>
            <text:p text:style-name="P5">d’améliorer la popularité <text:span text:style-name="T3">et l’afficher sur le profil</text:span></text:p>
            <text:p text:style-name="P5">les meilleures photos favorisées <text:span text:style-name="T3">soient comptées</text:span></text:p>
            <text:p text:style-name="P5"/>
            <text:p text:style-name="P6">pourvoir les publier et les archiver rapidemen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1:15:25.839891066</meta:creation-date>
    <dc:date>2018-07-11T16:16:54.859068518</dc:date>
    <meta:editing-duration>PT11M23S</meta:editing-duration>
    <meta:editing-cycles>4</meta:editing-cycles>
    <meta:generator>LibreOffice/6.0.3.2$Linux_X86_64 LibreOffice_project/00m0$Build-2</meta:generator>
    <meta:document-statistic meta:table-count="1" meta:image-count="0" meta:object-count="0" meta:page-count="1" meta:paragraph-count="37" meta:word-count="160" meta:character-count="1018" meta:non-whitespace-character-count="871"/>
  </office:meta>
</office:document-meta>
</file>